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weight="bold" style:font-weight-asian="bold" style:font-weight-complex="bold"/>
    </style:style>
    <style:style style:name="P2" style:family="paragraph" style:parent-style-name="Standard" style:list-style-name="L2">
      <style:paragraph-properties fo:text-align="justify" style:justify-single-word="false"/>
      <style:text-properties style:font-name="Liberation Serif1" fo:font-weight="bold" officeooo:rsid="00178b3b" officeooo:paragraph-rsid="00178b3b" style:font-weight-asian="bold" style:font-weight-complex="bold"/>
    </style:style>
    <style:style style:name="P3" style:family="paragraph" style:parent-style-name="Standard" style:list-style-name="L2">
      <style:paragraph-properties fo:text-align="justify" style:justify-single-word="false"/>
      <style:text-properties style:font-name="Liberation Serif1" fo:font-weight="normal" officeooo:rsid="00178b3b" officeooo:paragraph-rsid="00178b3b" style:font-weight-asian="normal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Liberation Serif1" fo:font-weight="normal" officeooo:rsid="00190bb3" officeooo:paragraph-rsid="00190bb3" style:font-weight-asian="normal" style:font-weight-complex="normal"/>
    </style:style>
    <style:style style:name="T1" style:family="text">
      <style:text-properties officeooo:rsid="0015c4e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0bb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90bb3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190bb3"/>
    </style:style>
    <style:style style:name="T8" style:family="text">
      <style:text-properties style:font-name="Liberation Serif" officeooo:rsid="001922ba"/>
    </style:style>
    <style:style style:name="T9" style:family="text">
      <style:text-properties style:font-name="Liberation Serif" officeooo:rsid="001a8ee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О создании новой лабораторной работы по циклам</text:span></text:p>
      <text:list xml:id="list1895743940" text:style-name="L2">
        <text:list-item>
          <text:p text:style-name="P3">В лабораторной работе будет 16 вариантов и 5 задач на программирование.</text:p>
        </text:list-item>
        <text:list-item>
          <text:p text:style-name="P3"><text:span text:style-name="T2">Задание 1.</text:span> Формируем его из первых 16 заданий файла 1.odt (вводимые значения достаточно большие).</text:p>
        </text:list-item>
        <text:list-item>
          <text:p text:style-name="P3"><text:span text:style-name="T2">Задание 2</text:span>. Формируем его из вторых шестнадцати файла 2.odt (вводимые значения достаточно большие).</text:p>
        </text:list-item>
        <text:list-item>
          <text:p text:style-name="P3"><text:span text:style-name="T2">Задание 3</text:span>.</text:p>
          <text:list>
            <text:list-item>
              <text:p text:style-name="P2">Вариант 1. <text:span text:style-name="T4">Найти сумму первых n натуральных чисел кратных 5.</text:span></text:p>
            </text:list-item>
            <text:list-item>
              <text:p text:style-name="P2">Вариант 2-16<text:span text:style-name="T4">. Надо придумать типа такого: найти произведение первых n простых чисел; сумму первых m чисел палиндромов &gt; 500; найти среднее арифметическое первых m натуральных чисел, кратных 13, не кратных 2,3, 5, 7. <text:s/>Тестировать коды при достаточно большом n , m &gt;100, &gt; 500.</text:span></text:p>
            </text:list-item>
          </text:list>
        </text:list-item>
        <text:list-item>
          <text:p text:style-name="P3"><text:span text:style-name="T2">Задание 4-5</text:span>. Из книги Шиманович (файлы 1-7.jpg) взять задания 3-4. <text:span text:style-name="T5">В 3 задании </text:span><text:span text:style-name="T3">явно указать</text:span><text:span text:style-name="T5">, что накопление суммы прекратить, либо когда очередное слагаемое станет меньше </text:span><text:span text:style-name="T7">ε, либо сказать, что количество слагаемых равно k, которое вводится с клавиатуры. Но у Шиманович 13 вариантов, остальные 13 надо придумать по образу и подобию. Думаю, что третье задание у Шиманович это разложение функции в ряд Тейлора (Маклорена) (</text:span><text:a xlink:type="simple" xlink:href="https://ru.wikipedia.org/wiki/Ряд_Тейлора" text:style-name="Internet_20_link" text:visited-style-name="Visited_20_Internet_20_Link"><text:span text:style-name="T7">https://ru.wikipedia.org/wiki/%D0%A0%D1%8F%D0%B4_%D0%A2%D0%B5%D0%B9%D0%BB%D0%BE%D1%80%D0%B0</text:span></text:a><text:span text:style-name="T7">). Но я не проверял.</text:span></text:p>
        </text:list-item>
        <text:list-item>
          <text:p text:style-name="P4"><text:span text:style-name="T7">Ф</text:span><text:span text:style-name="T6">ормат файла с лабораторной работой TeX, Markdown, html. Тут самое главное, чтобы формулы были набраны в формате TeX. При наборе в Word или LibreOffice Writer постоянно буде</text:span><text:span text:style-name="T9">м</text:span><text:span text:style-name="T6"> воевать с формулами при открытии и правке в другом редакторе. <text:s/>TeX, Markdown, html — штуки универсальные, только аккуратно с подключением </text:span><text:span text:style-name="T8">JS библотеки в html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6:27:40.200881948</meta:creation-date>
    <dc:date>2023-01-31T16:56:34.626361682</dc:date>
    <meta:editing-duration>PT3M1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227" meta:character-count="1537" meta:non-whitespace-character-count="1323"/>
  </office:meta>
</office:document-meta>
</file>